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aler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charmin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Crop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elevcontou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hidrograf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hydroinla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municip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ail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ailwa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iv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odov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vege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2:53:53.630561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22T23:30:14.514337372</dc:date>
    <meta:editing-duration>PT2H1M56S</meta:editing-duration>
    <meta:editing-cycles>14</meta:editing-cycles>
    <meta:generator>LibreOffice/5.2.4.2.1$Linux_X86_64 LibreOffice_project/20m0$Build-2</meta:generator>
    <meta:document-statistic meta:table-count="13" meta:cell-count="689" meta:object-count="0"/>
  </office:meta>
</office:document-meta>
</file>